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4.576cm" fo:min-width="6.10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4.45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195cm" fo:min-width="4.453cm"/>
      <style:paragraph-properties style:writing-mode="lr-tb"/>
    </style:style>
    <style:style style:name="gr5" style:family="graphic" style:parent-style-name="standard">
      <style:graphic-properties draw:fill-color="#ffdbb6" draw:textarea-horizontal-align="justify" draw:textarea-vertical-align="middle" draw:auto-grow-height="false" fo:min-height="3.688cm" fo:min-width="5.3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211cm" fo:min-width="6.612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8.514cm" fo:min-width="6.337cm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7.244cm" fo:min-width="4.997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6.736cm" fo:min-width="5.265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4.576cm" fo:min-width="5.08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715cm" fo:min-width="2.823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5.211cm" fo:min-width="7.62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941cm" fo:min-width="16.26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00a933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dbb6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dbb6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-color="#00a933"/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604cm" svg:height="4.826cm" svg:x="6.258cm" svg:y="38.338cm">
          <text:p text:style-name="P1"><text:span text:style-name="T1">Website</text:span><text:span text:style-name="T1"><text:line-break/></text:span><text:span text:style-name="T1">Landing Page</text:span></text:p>
          <text:p text:style-name="P1"><text:span text:style-name="T2">- Provide search</text:span></text:p>
          <text:p text:style-name="P1"><text:span text:style-name="T2">input for user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9.497cm" svg:y1="30.591cm" svg:x2="9.56cm" svg:y2="38.338cm" draw:start-shape="id1" draw:start-glue-point="8" draw:end-shape="id2" draw:end-glue-point="0" svg:d="M9497 30591l63 7747" svg:viewBox="0 0 64 7748">
          <text:p text:style-name="P3">PROVIDES:<text:line-break/>Address</text:p>
        </draw:connector>
        <draw:custom-shape draw:style-name="gr3" draw:text-style-name="P5" xml:id="id3" draw:id="id3" draw:layer="layout" svg:width="4.953cm" svg:height="4.445cm" svg:x="30.896cm" svg:y="38.592cm">
          <text:p text:style-name="P5">Plotly<text:line-break/>Fig Builder C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2.862cm" svg:y1="40.751cm" svg:x2="30.896cm" svg:y2="40.814cm" draw:start-shape="id2" draw:start-glue-point="1" draw:end-shape="id3" draw:end-glue-point="3" svg:d="M12862 40751l18034 63" svg:viewBox="0 0 18035 64">
          <text:p text:style-name="P3">Given Address, find census tract</text:p>
          <text:p text:style-name="P3">Provide matching GEOID and geography info</text:p>
        </draw:connector>
        <draw:custom-shape draw:style-name="gr4" draw:text-style-name="P6" xml:id="id8" draw:id="id8" draw:layer="layout" svg:width="4.953cm" svg:height="4.445cm" svg:x="37.881cm" svg:y="38.592cm">
          <text:p text:style-name="P5">Rank Clusters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11.049cm" svg:height="3.937cm" svg:x="21.244cm" svg:y="29.067cm">
          <text:p text:style-name="P5"><text:span text:style-name="T1">CLUSTER OUTPUT</text:span></text:p>
          <text:p text:style-name="P7">Pre-computed for visualization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xml:id="id4" draw:id="id4" draw:layer="layout" svg:width="7.112cm" svg:height="5.461cm" svg:x="23.022cm" svg:y="18.653cm">
          <text:p text:style-name="P5">Clustering C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26.578cm" svg:y1="24.114cm" svg:x2="26.769cm" svg:y2="29.067cm" draw:start-shape="id4" draw:start-glue-point="2" draw:end-shape="id5" draw:end-glue-point="4" svg:d="M26578 24114l191 4953" svg:viewBox="0 0 192 4954">
          <text:p text:style-name="P3">PROVIDES:<text:line-break/>GEOID<text:line-break/>Lat/Lon<text:line-break/>Census Tract NAME (label)<text:line-break/>Cluster #</text:p>
        </draw:connector>
        <draw:connector draw:style-name="gr2" draw:text-style-name="P10" draw:layer="layout" draw:type="line" svg:x1="26.769cm" svg:y1="33.004cm" svg:x2="33.372cm" svg:y2="38.592cm" draw:start-shape="id5" draw:start-glue-point="6" draw:end-shape="id3" draw:end-glue-point="0" svg:d="M26769 33004l6603 5588" svg:viewBox="0 0 6604 5589">
          <text:p text:style-name="P9">PROVIDES:<text:line-break/>GEOID<text:line-break/>Lat/Lon<text:line-break/>Census Tract NAME (label)<text:line-break/>Cluster #</text:p>
        </draw:connector>
        <draw:custom-shape draw:style-name="gr7" draw:text-style-name="P8" xml:id="id6" draw:id="id6" draw:layer="layout" svg:width="12.954cm" svg:height="8.763cm" svg:x="20.049cm" svg:y="3.794cm">
          <text:p text:style-name="P5"><text:span text:style-name="T1">CENSUS DATA</text:span></text:p>
          <text:p text:style-name="P7">- Demographic &amp; Housing Estimates</text:p>
          <text:p text:style-name="P7">- Age and Sex</text:p>
          <text:p text:style-name="P7">- Educational Attainment</text:p>
          <text:p text:style-name="P7">- Households and Families</text:p>
          <text:p text:style-name="P7">- Income and Poverty</text:p>
          <text:p text:style-name="P7">- Industry by Occupation</text:p>
          <text:p text:style-name="P7">- Rac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8" draw:text-style-name="P8" xml:id="id7" draw:id="id7" draw:layer="layout" svg:width="10.414cm" svg:height="7.493cm" svg:x="34.833cm" svg:y="2.524cm">
          <text:p text:style-name="P5"><text:span text:style-name="T1">AMENITIES DATA</text:span></text:p>
          <text:p text:style-name="P7">e.g. Proximity of:</text:p>
          <text:p text:style-name="P7">- Grocery Stores</text:p>
          <text:p text:style-name="P7">- Gyms</text:p>
          <text:p text:style-name="P7">- etc.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" draw:text-style-name="P4" draw:layer="layout" draw:type="line" svg:x1="26.526cm" svg:y1="12.557cm" svg:x2="26.578cm" svg:y2="18.653cm" draw:start-shape="id6" draw:start-glue-point="6" draw:end-shape="id4" draw:end-glue-point="0" svg:d="M26526 12557l52 6096" svg:viewBox="0 0 53 6097">
          <text:p text:style-name="P3">Provides Features for Clustering</text:p>
        </draw:connector>
        <draw:connector draw:style-name="gr2" draw:text-style-name="P4" draw:layer="layout" draw:type="line" svg:x1="40.04cm" svg:y1="10.017cm" svg:x2="26.578cm" svg:y2="18.653cm" draw:start-shape="id7" draw:start-glue-point="6" draw:end-shape="id4" draw:end-glue-point="0" svg:d="M40040 10017l-13462 8636" svg:viewBox="0 0 13463 8637">
          <text:p text:style-name="P3">Provides Features for Clustering</text:p>
        </draw:connector>
        <draw:connector draw:style-name="gr2" draw:text-style-name="P4" draw:layer="layout" draw:type="line" svg:x1="40.04cm" svg:y1="10.017cm" svg:x2="40.357cm" svg:y2="38.592cm" draw:start-shape="id7" draw:start-glue-point="6" draw:end-shape="id8" draw:end-glue-point="0" svg:d="M40040 10017l317 28575" svg:viewBox="0 0 318 28576">
          <text:p text:style-name="P3">PROVIDES:<text:line-break/>Amenity info for ranking results<text:line-break/>based on user-provided location</text:p>
        </draw:connector>
        <draw:connector draw:style-name="gr9" draw:text-style-name="P11" draw:layer="layout" draw:type="line" svg:x1="35.849cm" svg:y1="40.814cm" svg:x2="37.881cm" svg:y2="40.814cm" draw:start-shape="id3" draw:start-glue-point="1" draw:end-shape="id8" draw:end-glue-point="3" svg:d="M35849 40814h2032" svg:viewBox="0 0 2033 1">
          <text:p/>
        </draw:connector>
        <draw:custom-shape draw:style-name="gr4" draw:text-style-name="P6" xml:id="id9" draw:id="id9" draw:layer="layout" svg:width="4.953cm" svg:height="4.445cm" svg:x="50.073cm" svg:y="38.592cm">
          <text:p text:style-name="P5">Build Map figures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2.834cm" svg:y1="40.814cm" svg:x2="50.073cm" svg:y2="40.814cm" draw:start-shape="id8" draw:start-glue-point="1" draw:end-shape="id9" draw:end-glue-point="3" svg:d="M42834 40814h7239" svg:viewBox="0 0 7240 1">
          <text:p text:style-name="P3">PROVIDES:<text:line-break/>GEOID<text:line-break/>Lat/Lon<text:line-break/>Cluster #<text:line-break/>Cluster Rank</text:p>
          <text:p text:style-name="P3"/>
        </draw:connector>
        <draw:custom-shape draw:style-name="gr10" draw:text-style-name="P12" xml:id="id10" draw:id="id10" draw:layer="layout" svg:width="10.922cm" svg:height="6.985cm" svg:x="46.72cm" svg:y="2.893cm">
          <text:p text:style-name="P1"><text:span text:style-name="T1">CENSUS TRACT</text:span><text:span text:style-name="T1"><text:line-break/></text:span><text:span text:style-name="T1">SHAPE FILE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" draw:text-style-name="P4" draw:layer="layout" draw:type="line" svg:x1="52.181cm" svg:y1="9.878cm" svg:x2="52.549cm" svg:y2="38.592cm" draw:start-shape="id10" draw:start-glue-point="6" draw:end-shape="id9" draw:end-glue-point="0" svg:d="M52181 9878l368 28714" svg:viewBox="0 0 369 28715">
          <text:p text:style-name="P3">Provides geometry data for</text:p>
          <text:p text:style-name="P3">Census tracts</text:p>
        </draw:connector>
        <draw:custom-shape draw:style-name="gr11" draw:text-style-name="P13" xml:id="id11" draw:id="id11" draw:layer="layout" svg:width="5.588cm" svg:height="4.826cm" svg:x="30.769cm" svg:y="52.689cm">
          <text:p text:style-name="P5"><text:span text:style-name="T1">Website</text:span><text:span text:style-name="T1"><text:line-break/></text:span><text:span text:style-name="T1">Results Page</text:span></text:p>
          <text:p text:style-name="P5">- Display overview</text:p>
          <text:p text:style-name="P5">map on load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4.953cm" svg:height="4.445cm" svg:x="43.85cm" svg:y="52.943cm">
          <text:p text:style-name="P5">Map figure</text:p>
          <text:p text:style-name="P5">updates</text:p>
          <draw:enhanced-geometry svg:viewBox="0 0 21600 21600" draw:type="rectangle" draw:enhanced-path="M 0 0 L 21600 0 21600 21600 0 21600 0 0 Z N"/>
        </draw:custom-shape>
        <draw:custom-shape draw:style-name="gr12" draw:text-style-name="P6" xml:id="id1" draw:id="id1" draw:layer="layout" svg:width="4.699cm" svg:height="4.191cm" svg:x="7.147cm" svg:y="26.4cm">
          <text:p text:style-name="P5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3" draw:text-style-name="P4" draw:layer="layout" draw:type="line" svg:x1="36.357cm" svg:y1="55.102cm" svg:x2="43.85cm" svg:y2="55.165cm" draw:start-shape="id11" draw:start-glue-point="1" draw:end-shape="id12" draw:end-glue-point="3" svg:d="M36357 55102l7493 63" svg:viewBox="0 0 7494 64">
          <text:p text:style-name="P3">When user selects</text:p>
          <text:p text:style-name="P3">Another ranked item,</text:p>
          <text:p text:style-name="P3">Call function to update</text:p>
          <text:p text:style-name="P3">Figure and center</text:p>
          <text:p text:style-name="P3">On new coords of</text:p>
          <text:p text:style-name="P3">selection</text:p>
        </draw:connector>
        <draw:custom-shape draw:style-name="gr14" draw:text-style-name="P5" xml:id="id13" draw:id="id13" draw:layer="layout" svg:width="8.128cm" svg:height="5.461cm" svg:x="41.818cm" svg:y="11.541cm">
          <text:p text:style-name="P5">Code To Combine Amenities</text:p>
          <text:p text:style-name="P5">with Geographies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40.04cm" svg:y1="10.017cm" svg:x2="45.882cm" svg:y2="11.541cm" draw:start-shape="id7" draw:start-glue-point="6" draw:end-shape="id13" draw:end-glue-point="0" svg:d="M40040 10017l5842 1524" svg:viewBox="0 0 5843 1525">
          <text:p/>
        </draw:connector>
        <draw:connector draw:style-name="gr9" draw:text-style-name="P11" draw:layer="layout" draw:type="line" svg:x1="52.181cm" svg:y1="9.878cm" svg:x2="45.882cm" svg:y2="11.541cm" draw:start-shape="id10" draw:start-glue-point="6" draw:end-shape="id13" draw:end-glue-point="0" svg:d="M52181 9878l-6299 1663" svg:viewBox="0 0 6300 1664">
          <text:p/>
        </draw:connector>
        <draw:connector draw:style-name="gr9" draw:text-style-name="P11" draw:layer="layout" draw:type="line" svg:x1="41.818cm" svg:y1="14.271cm" svg:x2="26.578cm" svg:y2="18.653cm" draw:start-shape="id13" draw:start-glue-point="3" draw:end-shape="id4" draw:end-glue-point="0" svg:d="M41818 14271l-15240 4382" svg:viewBox="0 0 15241 4383">
          <text:p/>
        </draw:connector>
        <draw:connector draw:style-name="gr2" draw:text-style-name="P10" draw:layer="layout" draw:type="line" svg:x1="52.549cm" svg:y1="43.037cm" svg:x2="33.563cm" svg:y2="52.689cm" draw:start-shape="id9" draw:start-glue-point="2" draw:end-shape="id11" draw:end-glue-point="0" svg:d="M52549 43037l-18986 9652" svg:viewBox="0 0 18987 9653">
          <text:p text:style-name="P9">Provides<text:line-break/>Plotly JSON for Map figures (overview + top matches),<text:line-break/>All cluster/rank/informational tract data for each top match</text:p>
        </draw:connector>
        <draw:custom-shape draw:style-name="gr15" draw:text-style-name="P14" draw:layer="layout" svg:width="16.764cm" svg:height="4.191cm" svg:x="1.762cm" svg:y="1.762cm">
          <text:p text:style-name="P3"><text:span text:style-name="T3">Process Flow Diagram</text:span></text:p>
          <text:p text:style-name="P3">(post data gathering and cleaning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2:29:09.535742156</meta:creation-date>
    <dc:date>2020-10-24T20:12:08.116134958</dc:date>
    <meta:editing-duration>PT23M5S</meta:editing-duration>
    <meta:editing-cycles>6</meta:editing-cycles>
    <meta:generator>LibreOffice/6.4.6.2$Linux_X86_64 LibreOffice_project/40$Build-2</meta:generator>
    <meta:document-statistic meta:object-count="29"/>
  </office:meta>
</office:document-meta>
</file>